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Arial" style:name="Arial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bottom"/>
    </style:style>
    <style:style style:family="table-cell" style:name="TableCell2" style:display-name="TableCell2">
      <style:table-cell-properties style:vertical-align="bottom"/>
    </style:style>
    <style:style style:family="table-cell" style:name="TableCell3" style:display-name="TableCell3">
      <style:table-cell-properties style:vertical-align="bottom"/>
    </style:style>
    <style:style style:family="table-cell" style:name="TableCell4" style:display-name="TableCell4">
      <style:table-cell-properties style:vertical-align="bottom"/>
    </style: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 style:column-width="113.385826772"/>
    </style:style>
    <style:style style:family="table-column" style:name="TableColumn2" style:display-name="TableColumn2">
      <style:table-column-properties style:column-width="113.385826772"/>
    </style:style>
    <style:style style:family="table-row" style:name="TableRow1" style:display-name="TableRow1">
      <style:table-row-properties style:row-height="35.4330708661pt"/>
    </style:style>
    <style:style style:family="table-row" style:name="TableRow2" style:display-name="TableRow2">
      <style:table-row-properties style:row-height="35.4330708661pt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1">
        <table:table-column table:style-name="TableColumn1"/>
        <table:table-column table:style-name="TableColumn2"/>
        <table:table-row table:style-name="TableRow1">
          <table:table-cell table:style-name="TableCell1" office:value-type="string">
            <text:p text:style-name="Normal"><text:span text:style-name="T3">This is a </text:span><text:span text:style-name="T4">more</text:span><text:span text:style-name="T5"> complex </text:span><text:span text:style-name="T6">blocktable</text:span><text:span text:style-name="T7">. </text:span></text:p>
          </table:table-cell>
          <table:table-cell table:style-name="TableCell3" office:value-type="string">
            <text:p text:style-name="Normal"><text:span text:style-name="T8">This is a more </text:span><text:span text:style-name="T9">complex</text:span><text:span text:style-name="T10"> blocktable. </text:span></text:p>
          </table:table-cell>
        </table:table-row>
        <table:table-row table:style-name="TableRow2">
          <table:table-cell table:style-name="TableCell2" office:value-type="string">
            <text:p text:style-name="Normal"><text:span text:style-name="T11"/><text:span text:style-name="T12">This is a more complex blockTable.</text:span><text:span text:style-name="T13"> </text:span></text:p>
          </table:table-cell>
          <table:table-cell table:style-name="TableCell4" office:value-type="string">
            <text:p text:style-name="Normal"><text:span text:style-name="T14">This is </text:span><text:span text:style-name="T15">complex</text:span><text:span text:style-name="T16"> blockta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Arial" style:name="Arial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 fo:font-weight="bold"/>
    </style:style>
    <style:style style:family="text" style:name="T5" style:display-name="T5">
      <style:text-properties/>
    </style:style>
    <style:style style:family="text" style:name="T6" style:display-name="T6">
      <style:text-properties fo:color="#ff0000"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 fo:font-style="italic"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 style:font-name="Arial"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 fo:color="#0000ff" fo:font-style="italic"/>
    </style:style>
    <style:style style:family="text" style:name="T16" style:display-name="T16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